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text-properties style:font-name="Georgia" fo:font-size="11pt" officeooo:rsid="000853d8" officeooo:paragraph-rsid="000853d8" style:font-size-asian="11pt" style:font-size-complex="11pt"/>
    </style:style>
    <style:style style:name="P2" style:family="paragraph" style:parent-style-name="Standard">
      <style:paragraph-properties fo:margin-top="0in" fo:margin-bottom="0in" loext:contextual-spacing="false" fo:text-align="center" style:justify-single-word="false"/>
      <style:text-properties style:font-name="Georgia" fo:font-size="11pt" officeooo:rsid="000853d8" officeooo:paragraph-rsid="000853d8" style:font-size-asian="11pt" style:font-size-complex="11pt"/>
    </style:style>
    <style:style style:name="P3" style:family="paragraph" style:parent-style-name="Standard">
      <style:paragraph-properties fo:margin-top="0in" fo:margin-bottom="0in" loext:contextual-spacing="false" fo:text-align="justify" style:justify-single-word="false"/>
      <style:text-properties style:font-name="Georgia" fo:font-size="11pt" officeooo:rsid="00189699" officeooo:paragraph-rsid="00189699" style:font-size-asian="11pt" style:font-size-complex="11pt"/>
    </style:style>
    <style:style style:name="P4" style:family="paragraph" style:parent-style-name="Standard">
      <style:paragraph-properties fo:margin-top="0in" fo:margin-bottom="0in" loext:contextual-spacing="false" fo:text-align="center" style:justify-single-word="false"/>
      <style:text-properties style:font-name="Georgia" fo:font-size="11pt" officeooo:rsid="00189699" officeooo:paragraph-rsid="00189699" style:font-size-asian="11pt" style:font-size-complex="11pt"/>
    </style:style>
    <style:style style:name="P5" style:family="paragraph" style:parent-style-name="Standard">
      <style:paragraph-properties fo:margin-top="0in" fo:margin-bottom="0in" loext:contextual-spacing="false" fo:text-align="justify" style:justify-single-word="false"/>
      <style:text-properties style:font-name="Georgia" fo:font-size="11pt" fo:font-style="normal" officeooo:rsid="00189699" officeooo:paragraph-rsid="00189699" style:font-size-asian="11pt" style:font-style-asian="normal" style:font-size-complex="11pt" style:font-style-complex="normal"/>
    </style:style>
    <style:style style:name="P6" style:family="paragraph" style:parent-style-name="Standard">
      <style:paragraph-properties fo:margin-top="0in" fo:margin-bottom="0in" loext:contextual-spacing="false" fo:text-align="justify" style:justify-single-word="false"/>
      <style:text-properties style:font-name="Georgia" fo:font-size="11pt" fo:font-style="normal" officeooo:rsid="004d20bc" officeooo:paragraph-rsid="004d20bc" style:font-size-asian="11pt" style:font-style-asian="normal" style:font-size-complex="11pt" style:font-style-complex="normal"/>
    </style:style>
    <style:style style:name="P7" style:family="paragraph" style:parent-style-name="Standard">
      <style:paragraph-properties fo:margin-top="0in" fo:margin-bottom="0in" loext:contextual-spacing="false" fo:text-align="justify" style:justify-single-word="false"/>
      <style:text-properties style:font-name="Georgia" fo:font-size="11pt" fo:font-style="normal" officeooo:rsid="004d20bc" officeooo:paragraph-rsid="0063cc2c" style:font-size-asian="11pt" style:font-style-asian="normal" style:font-size-complex="11pt" style:font-style-complex="normal"/>
    </style:style>
    <style:style style:name="P8" style:family="paragraph" style:parent-style-name="Standard">
      <style:paragraph-properties fo:margin-top="0in" fo:margin-bottom="0in" loext:contextual-spacing="false" fo:text-align="center" style:justify-single-word="false"/>
      <style:text-properties style:font-name="Georgia" fo:font-size="11pt" fo:font-style="normal" officeooo:rsid="004d20bc" officeooo:paragraph-rsid="004d20bc" style:font-size-asian="11pt" style:font-style-asian="normal" style:font-size-complex="11pt" style:font-style-complex="normal"/>
    </style:style>
    <style:style style:name="P9" style:family="paragraph" style:parent-style-name="Standard">
      <style:paragraph-properties fo:margin-top="0in" fo:margin-bottom="0in" loext:contextual-spacing="false" fo:text-align="justify" style:justify-single-word="false"/>
      <style:text-properties style:font-name="Georgia" fo:font-size="11pt" fo:font-style="italic" officeooo:rsid="00207d1d" officeooo:paragraph-rsid="00189699" style:font-size-asian="11pt" style:font-style-asian="italic" style:font-size-complex="11pt" style:font-style-complex="italic"/>
    </style:style>
    <style:style style:name="P10" style:family="paragraph" style:parent-style-name="Standard">
      <style:paragraph-properties fo:margin-top="0in" fo:margin-bottom="0in" loext:contextual-spacing="false" fo:text-align="justify" style:justify-single-word="false"/>
      <style:text-properties style:font-name="Georgia" fo:font-size="11pt" fo:font-style="italic" officeooo:rsid="0025cba0" officeooo:paragraph-rsid="00189699" style:font-size-asian="11pt" style:font-style-asian="italic" style:font-size-complex="11pt" style:font-style-complex="italic"/>
    </style:style>
    <style:style style:name="P11" style:family="paragraph" style:parent-style-name="Standard" style:master-page-name="Standard">
      <style:paragraph-properties fo:margin-top="0in" fo:margin-bottom="0in" loext:contextual-spacing="false" fo:text-align="center" style:justify-single-word="false" style:page-number="auto"/>
      <style:text-properties style:font-name="Georgia" fo:font-size="11pt" officeooo:rsid="000853d8" officeooo:paragraph-rsid="000853d8" style:font-size-asian="11pt" style:font-size-complex="11pt"/>
    </style:style>
    <style:style style:name="P12" style:family="paragraph" style:parent-style-name="Standard">
      <style:paragraph-properties fo:margin-top="0in" fo:margin-bottom="0in" loext:contextual-spacing="false" fo:text-align="center" style:justify-single-word="false"/>
      <style:text-properties style:font-name="Georgia" fo:font-size="11pt" fo:font-style="normal" officeooo:rsid="0063cc2c" officeooo:paragraph-rsid="0063cc2c" style:font-size-asian="11pt" style:font-style-asian="normal" style:font-size-complex="11pt" style:font-style-complex="normal"/>
    </style:style>
    <style:style style:name="P13" style:family="paragraph" style:parent-style-name="Standard">
      <style:paragraph-properties fo:margin-top="0in" fo:margin-bottom="0in" loext:contextual-spacing="false" fo:text-align="justify" style:justify-single-word="false"/>
      <style:text-properties style:font-name="Georgia" fo:font-size="11pt" fo:font-style="normal" officeooo:rsid="004d20bc" officeooo:paragraph-rsid="0063cc2c" style:font-size-asian="11pt" style:font-style-asian="normal" style:font-size-complex="11pt" style:font-style-complex="normal"/>
    </style:style>
    <style:style style:name="T1" style:family="text">
      <style:text-properties officeooo:rsid="000a9bf6"/>
    </style:style>
    <style:style style:name="T2" style:family="text">
      <style:text-properties officeooo:rsid="000bec4b"/>
    </style:style>
    <style:style style:name="T3" style:family="text">
      <style:text-properties officeooo:rsid="000cdaed"/>
    </style:style>
    <style:style style:name="T4" style:family="text">
      <style:text-properties officeooo:rsid="000d622c"/>
    </style:style>
    <style:style style:name="T5" style:family="text">
      <style:text-properties officeooo:rsid="000fd8bb"/>
    </style:style>
    <style:style style:name="T6" style:family="text">
      <style:text-properties officeooo:rsid="001294fb"/>
    </style:style>
    <style:style style:name="T7" style:family="text">
      <style:text-properties officeooo:rsid="0012ed21"/>
    </style:style>
    <style:style style:name="T8" style:family="text">
      <style:text-properties officeooo:rsid="00161e7f"/>
    </style:style>
    <style:style style:name="T9" style:family="text">
      <style:text-properties officeooo:rsid="001711ae"/>
    </style:style>
    <style:style style:name="T10" style:family="text">
      <style:text-properties officeooo:rsid="0018b794"/>
    </style:style>
    <style:style style:name="T11" style:family="text">
      <style:text-properties officeooo:rsid="001bc85d"/>
    </style:style>
    <style:style style:name="T12" style:family="text">
      <style:text-properties officeooo:rsid="001db85b"/>
    </style:style>
    <style:style style:name="T13" style:family="text">
      <style:text-properties fo:font-style="italic" officeooo:rsid="001bc85d" style:font-style-asian="italic" style:font-style-complex="italic"/>
    </style:style>
    <style:style style:name="T14" style:family="text">
      <style:text-properties fo:font-style="italic" officeooo:rsid="001db85b" style:font-style-asian="italic" style:font-style-complex="italic"/>
    </style:style>
    <style:style style:name="T15" style:family="text">
      <style:text-properties fo:font-style="italic" officeooo:rsid="00207d1d" style:font-style-asian="italic" style:font-style-complex="italic"/>
    </style:style>
    <style:style style:name="T16" style:family="text">
      <style:text-properties fo:font-style="italic" officeooo:rsid="00233f84" style:font-style-asian="italic" style:font-style-complex="italic"/>
    </style:style>
    <style:style style:name="T17" style:family="text">
      <style:text-properties fo:font-style="italic" officeooo:rsid="0024312e" style:font-style-asian="italic" style:font-style-complex="italic"/>
    </style:style>
    <style:style style:name="T18" style:family="text">
      <style:text-properties fo:font-style="italic" officeooo:rsid="0025cba0" style:font-style-asian="italic" style:font-style-complex="italic"/>
    </style:style>
    <style:style style:name="T19" style:family="text">
      <style:text-properties fo:font-style="italic" officeooo:rsid="002ecd33" style:font-style-asian="italic" style:font-style-complex="italic"/>
    </style:style>
    <style:style style:name="T20" style:family="text">
      <style:text-properties fo:font-style="italic" officeooo:rsid="004d20bc" style:font-style-asian="italic" style:font-style-complex="italic"/>
    </style:style>
    <style:style style:name="T21" style:family="text">
      <style:text-properties fo:font-style="normal" officeooo:rsid="00207d1d" style:font-style-asian="normal" style:font-style-complex="normal"/>
    </style:style>
    <style:style style:name="T22" style:family="text">
      <style:text-properties fo:font-style="normal" officeooo:rsid="0022345a" style:font-style-asian="normal" style:font-style-complex="normal"/>
    </style:style>
    <style:style style:name="T23" style:family="text">
      <style:text-properties fo:font-style="normal" officeooo:rsid="00233f84" style:font-style-asian="normal" style:font-style-complex="normal"/>
    </style:style>
    <style:style style:name="T24" style:family="text">
      <style:text-properties officeooo:rsid="0025cba0"/>
    </style:style>
    <style:style style:name="T25" style:family="text">
      <style:text-properties officeooo:rsid="00267737"/>
    </style:style>
    <style:style style:name="T26" style:family="text">
      <style:text-properties officeooo:rsid="0029122f"/>
    </style:style>
    <style:style style:name="T27" style:family="text">
      <style:text-properties officeooo:rsid="002c3c85"/>
    </style:style>
    <style:style style:name="T28" style:family="text">
      <style:text-properties officeooo:rsid="002ecd33"/>
    </style:style>
    <style:style style:name="T29" style:family="text">
      <style:text-properties officeooo:rsid="00309f45"/>
    </style:style>
    <style:style style:name="T30" style:family="text">
      <style:text-properties officeooo:rsid="0035c5de"/>
    </style:style>
    <style:style style:name="T31" style:family="text">
      <style:text-properties officeooo:rsid="0037ab61"/>
    </style:style>
    <style:style style:name="T32" style:family="text">
      <style:text-properties officeooo:rsid="003a13ab"/>
    </style:style>
    <style:style style:name="T33" style:family="text">
      <style:text-properties officeooo:rsid="003c98a6"/>
    </style:style>
    <style:style style:name="T34" style:family="text">
      <style:text-properties officeooo:rsid="003e0fa7"/>
    </style:style>
    <style:style style:name="T35" style:family="text">
      <style:text-properties officeooo:rsid="00411161"/>
    </style:style>
    <style:style style:name="T36" style:family="text">
      <style:text-properties officeooo:rsid="0043c041"/>
    </style:style>
    <style:style style:name="T37" style:family="text">
      <style:text-properties officeooo:rsid="004510e8"/>
    </style:style>
    <style:style style:name="T38" style:family="text">
      <style:text-properties officeooo:rsid="004669d9"/>
    </style:style>
    <style:style style:name="T39" style:family="text">
      <style:text-properties officeooo:rsid="004807d5"/>
    </style:style>
    <style:style style:name="T40" style:family="text">
      <style:text-properties officeooo:rsid="0048973f"/>
    </style:style>
    <style:style style:name="T41" style:family="text">
      <style:text-properties officeooo:rsid="004aaba6"/>
    </style:style>
    <style:style style:name="T42" style:family="text">
      <style:text-properties officeooo:rsid="004d20bc"/>
    </style:style>
    <style:style style:name="T43" style:family="text">
      <style:text-properties officeooo:rsid="004d540c"/>
    </style:style>
    <style:style style:name="T44" style:family="text">
      <style:text-properties officeooo:rsid="005284c5"/>
    </style:style>
    <style:style style:name="T45" style:family="text">
      <style:text-properties officeooo:rsid="0055fe57"/>
    </style:style>
    <style:style style:name="T46" style:family="text">
      <style:text-properties officeooo:rsid="005abdf7"/>
    </style:style>
    <style:style style:name="T47" style:family="text">
      <style:text-properties officeooo:rsid="005f2702"/>
    </style:style>
    <style:style style:name="T48" style:family="text">
      <style:text-properties officeooo:rsid="00608eff"/>
    </style:style>
    <style:style style:name="T49" style:family="text">
      <style:text-properties officeooo:rsid="00635d9f"/>
    </style:style>
    <style:style style:name="T50" style:family="text">
      <style:text-properties officeooo:rsid="0063bca7"/>
    </style:style>
    <style:style style:name="T51" style:family="text">
      <style:text-properties officeooo:rsid="0063cc2c"/>
    </style:style>
    <style:style style:name="T52" style:family="text">
      <style:text-properties officeooo:rsid="00643bd9"/>
    </style:style>
    <style:style style:name="T53" style:family="text">
      <style:text-properties officeooo:rsid="006510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5">Book</text:span> One</text:p>
      <text:p text:style-name="P1"/>
      <text:p text:style-name="P2">1</text:p>
      <text:p text:style-name="P1"/>
      <text:p text:style-name="P1"><text:tab/>The day began like any other day. People were singing in the street. They didn’t know what else to do. They were people. Why bother with anything else if you were just people? Exactly. They wanted to know what was out there. But didn’t want to bother with having to find out. They were content. Who would have thought the human race would be content? No body thought that. They didn’t believe in being happy. Everyone was sad at one point or another.</text:p>
      <text:p text:style-name="P1"><text:tab/>Could you blame them for living such a life? I couldn’t. I mean honestly, who would have thought people could expect to live such a long silly life like that? Who was to know of the things they would have to endure over the years? Well, when the evil people came home from the plains. That was a different time and place altogether. Maybe it was time the people would understand and grasp where they came from and where they were headed.</text:p>
      <text:p text:style-name="P1"><text:tab/>Ah the obvious option came to them all. But who would listen? I was not one to grasp such a concept as religion. Neither were those around me. But I had a feeling it was something that would come out of the woodworks eventually. People wanted to be led by some kind of being greater than the sum of their own parts. If religion was the way to get there? Then by all means, religion would be what they would get.</text:p>
      <text:p text:style-name="P1"><text:tab/>People cheered at the thought. No one understood why religion had to be part of their society though. It was simply something they wanted.</text:p>
      <text:p text:style-name="P1"><text:soft-page-break/><text:tab/>I remember the day loud and clear. It was like a raging vessel came roaring over the crowded highway. Thousands of people entered the valley where we stood. Behind them were thousands more eventually making their way across the great United States. All in an effort to seek out religion. It had been years since anyone had come to the knowledge of worshiping. It was time they actually put those years to practice.</text:p>
      <text:p text:style-name="P1"><text:tab/>It was not quite an easy feat mind you. People wanted to be led by any doctrine that suited them. Some wished to simply be left alone without trouble. Others wanted to be commanded in all things. Every aspect of their life to be laid out before them. It was quite ridiculous what some of these thoughts these people had. But they were determined to figure it all out and hopefully make something of themselves as they did so. Whatever the case, it was quite marvelous a time to be alive and to experience it all. I was amused by the people and their ways.</text:p>
      <text:p text:style-name="P1"><text:tab/>Then there was the man everyone called Crazy Tom. It was more of a title than anything else. But well, Tom was crazy. Imagine that. He was so crazy that everyone believed things he would say. A bit on the odd side for sure.</text:p>
      <text:p text:style-name="P1"><text:tab/>Tom believed in too many different things in order to make sense. Well, he wanted to make sense. But he didn’t. At the end of the day, his type of sense wasn’t any sense at all. You’d think something would come of it. Anything that actually came from any of it ended up in the wash, and Tom was there floating down the river like nothing had happened.</text:p>
      <text:p text:style-name="P1"><text:tab/>Most people thought he was harmless. A few actually believed the words he was saying. But there were others which believed in their own ways. Their <text:soft-page-break/>own works as it were. Tom wouldn’t have anything to do with other religions. He believed everything would come to a head as it was meant to be. If it was his way, that was fine. If it wasn’t? That was alright too.</text:p>
      <text:p text:style-name="P1"><text:tab/>Okay, maybe Tom wasn’t in it all for the right purpose. Perhaps, and I say this lightly, he was in it for gain. All kinds of gain. Who was to know exactly why Tom did what he did. There were reasons beyond reasons no one could explain fully. Who was to understand or grasp all which had occurred over the years? Who was to say Tom was in an accurate mental state? I wouldn’t be able to judge him at all. I was the kind who would rather judge a book by its contents than its cover. If one were to judge Tom by his cover, he would have been hung for murder years ago. But well, that’s another story for another time.</text:p>
      <text:p text:style-name="P1"><text:tab/>Speaking of other times, Tom could be a loose cannon. Given the right circumstance, he wouldn’t think twice about selling his own kin if it gave him a leap forward in life. Shoot, I heard he once sold his grandfather to an auction house. Said he was good for testing out old furniture, being old himself. Or something like that. I couldn’t recall the exact words, but well that’s how it went. Don’t know if his grandpa survived the ordeal or not. Personally I bet he didn’t. Those auction houses could be mean SOBs. You’d have to go to the right one in order to get a good price or a fair deal, and there weren’t many like that around.</text:p>
      <text:p text:style-name="P1"><text:tab/>To say this life made sense by any rational means, that was absurd. Tom knew this. He knew so much in his lifetime. Tom knew more than he should have known. He was somewhat of a scholar on the subject of human behavior, betrayal, and loyalty. An <text:soft-page-break/>odd concept if you ask me. But it is what he enjoyed, so who was I to stop him. Since this is his story, I do believe Tom deserves the credit to which credit is due. He wouldn’t ever tell you that. No, he was a bit reserved when it came down to credit. Tom would have you believe he wasn’t the outgoing man he actually was. This was simply so he could sit back in the shadows and observe people. It was the easiest way to do things wasn’t it? Sit back, watch and observe people as they went about their daily routines. Yes, Tom was much smarter than he looked.</text:p>
      <text:p text:style-name="P1"><text:tab/>Taking people as they actually were allowed him to strike when the moment was right. He could tell people’s expertise and their downfalls easily. The quicker he could destroy them.</text:p>
      <text:p text:style-name="P1"/>
      <text:p text:style-name="P2">2</text:p>
      <text:p text:style-name="P1"/>
      <text:p text:style-name="P1"><text:tab/>There was a day in which all of the people who had come over the mountain came down unto the town center. Tom stood in the center of it all. His hand outstretched as he asked for attention from the people. Tom demanded their attention more than asked it. But he wouldn’t tell you that. No, Tom would simply tell you he politely asked for their respect.</text:p>
      <text:p text:style-name="P1"><text:tab/>The people of the town looked at Tom with various quizzical expressions on their faces. It was to be expected.</text:p>
      <text:p text:style-name="P1"><text:tab/><text:span text:style-name="T1">It had been a good number of years since anyone had used the town center for any kind of meeting. It wasn’t any kind of official meeting mind you, but a simple gathering the towns people would enjoy. At least Tom hoped they would enjoy it.</text:span></text:p>
      <text:p text:style-name="P1"><text:soft-page-break/><text:tab/>“<text:span text:style-name="T2">People of Midtown.” Tom began. “I come unto you in order to perceive if you are the people I have looked for!”</text:span></text:p>
      <text:p text:style-name="P1"><text:tab/><text:span text:style-name="T2">It wasn’t Tom’s usual type of opening. I was amused he was even at the center of attention. Looking around, I saw that a number of the townsfolk didn’t care for what he was saying. He would have his fifteen minutes of fame, at which point Tom would exit the stage and probably never be heard from again.</text:span></text:p>
      <text:p text:style-name="P1"><text:tab/><text:span text:style-name="T3">Tom’s smile ceased. These obviously weren’t the people he was looking for. It was a shame to see him quietly step down from the platform. His shoulders hung low. His head face down towards the earth. Tom was disappointed with all he had come to know over the course of his years in town.</text:span></text:p>
      <text:p text:style-name="P1"><text:tab/><text:span text:style-name="T3">He would blame it on the new comers. Those seeking out religion in their awakening of such a revival. Tom would let it go eventually. On his deathbed. But not a second before that.</text:span></text:p>
      <text:p text:style-name="P1"><text:tab/><text:span text:style-name="T3">To live a life with such heartache and venom buried deep inside. That was no way to live a life. Tom was disappointed in himself most of all. Here he had watched the townspeople for years. Took notes of them. Waited for the right moment. When that moment came, he buckled. Whether it be under pressure or something else. That remained to be seen.</text:span></text:p>
      <text:p text:style-name="P1"><text:tab/><text:span text:style-name="T4">Midtown had its growing to do. It wouldn’t change over night. Maybe if Tom gave it another couple of years, the people would change.</text:span></text:p>
      <text:p text:style-name="P1"><text:tab/><text:span text:style-name="T4">I would have given them that much at least.</text:span></text:p>
      <text:p text:style-name="P1"><text:tab/><text:span text:style-name="T4">Tom didn’t see the same as I did. Instead he packed up his things and went abroad. Out of the town, Tom rode away. His belongings packed away in </text:span><text:soft-page-break/><text:span text:style-name="T4">a simple bag which Tom slung over his shoulder. The breeze that day wasn’t as bad as usual. Most days the wind would knock a man like Tom off his bike and down into a ditch. No, today was quite mild.</text:span></text:p>
      <text:p text:style-name="P1"><text:tab/><text:span text:style-name="T5">Down the road, Tom came upon a small turtle attempting to cross. Reaching down to pick up the turtle, Tom smiled.</text:span></text:p>
      <text:p text:style-name="P1"><text:tab/>“<text:span text:style-name="T5">Where ya going little fella?”</text:span></text:p>
      <text:p text:style-name="P1"><text:tab/><text:span text:style-name="T5">The turtle didn’t respond, thankfully. Had it, Tom would have dropped him. Turtles don’t talk. At least they didn’t back in 1993. Turtles wouldn’t learn to talk for another hundred or so years.</text:span></text:p>
      <text:p text:style-name="P1"><text:tab/><text:span text:style-name="T6">Setting the turtle back down, Tom continued on his way. He imagined the turtle saying thank you. Tom tilted his hat to the creature. The turtle simply continued along the road.</text:span></text:p>
      <text:p text:style-name="P1"><text:tab/><text:span text:style-name="T7">Swerving around the turtle, Tom continued along his way. Onto the next town as it were.</text:span></text:p>
      <text:p text:style-name="P1"><text:tab/><text:span text:style-name="T8">The turtle watched him go. Spitting on the ground, the turtle squeaked at Tom as he left.</text:span></text:p>
      <text:p text:style-name="P1"><text:tab/><text:span text:style-name="T9">Tom sighed. “Whatever little buddy. Whatever. That’s the last time I try and help you out.” He didn’t expect the turtle to do anything but continue to move forward with his life. Just how Tom was supposed to do. Go forward without looking back.</text:span></text:p>
      <text:p text:style-name="P1"/>
      <text:p text:style-name="P4">3</text:p>
      <text:p text:style-name="P3"/>
      <text:p text:style-name="P3"><text:tab/><text:span text:style-name="T10">Upon reaching the next town, Tom found the closest supermarket. It was closed down. Since times got tough and the world had almost destroyed itself, most places were just closed without any warning. People packed up and left. That’s all there was to it.</text:span></text:p>
      <text:p text:style-name="P3"><text:soft-page-break/><text:tab/><text:span text:style-name="T11">He didn’t care much for it all. Times were tough. Whatever people did, they did because it suited them and was the best thing for them.</text:span></text:p>
      <text:p text:style-name="P3"><text:tab/><text:span text:style-name="T11">Tom looked through the windows anyhow. Sometimes there were things left behind he could scavenge. Nothing this time. Tom tapped the glass door and walked away. </text:span><text:span text:style-name="T13">Oh well, maybe next time.</text:span></text:p>
      <text:p text:style-name="P3"><text:tab/><text:span text:style-name="T12">Next up was the newspaper office. A single newspaper was laying out front. Picking up the newspaper, Tom read the headlines. He shrugged. All about the end of the world. It was the </text:span><text:span text:style-name="T14">Northwestern Times</text:span><text:span text:style-name="T12">.</text:span></text:p>
      <text:p text:style-name="P3"><text:tab/><text:span text:style-name="T15">Fire broke out this morning at a local gas station while people looked on. It isn’t known if the fire was started by arson or if the pumps exploded. The manager of the gas station had no comment on the matter.</text:span></text:p>
      <text:p text:style-name="P9"><text:tab/>Teenage uprisings have occurred more frequently since the shut down of the local teen help center. Parents at a loss of what to do with their kids.</text:p>
      <text:p text:style-name="P3"><text:span text:style-name="T21"><text:tab/>The articles continued on. </text:span><text:span text:style-name="T22">Tom kept reading until one article caught his attention. </text:span><text:span text:style-name="T23">It was in an article called </text:span><text:span text:style-name="T16">Ask Ed</text:span><text:span text:style-name="T23">.</text:span></text:p>
      <text:p text:style-name="P3"><text:span text:style-name="T23"><text:tab/></text:span><text:span text:style-name="T17">Greetings people of </text:span><text:span text:style-name="T18">Northwestern. As the world appears to be coming to an end, I find myself in an unfortunate circumstance. I’ve been reporting the news here since the early eighties when life seemed a bit easier.</text:span></text:p>
      <text:p text:style-name="P3"><text:span text:style-name="T18"><text:tab/>I regret to inform you I will no longer be submitting columns to this newspaper. As most people have been doing, I too am leaving for a different environment. Something a bit more peaceful. I hear Canada is accepting citizens into their borders. After these recent elections, I simply </text:span><text:soft-page-break/><text:span text:style-name="T18">cannot continue with good conscience. Seeing how the country has been going downhill as of late, I simply cannot be part of it. Cities have been destroyed, armies and militias have risen to counteract the government. They say it’s going to be World War III soon.</text:span></text:p>
      <text:p text:style-name="P10"><text:tab/>We are at the end of times.</text:p>
      <text:p text:style-name="P10"><text:tab/>So I bid you farewell and hope all is better when and if we get through this.</text:p>
      <text:p text:style-name="P10"><text:tab/>Goodbye my friends.</text:p>
      <text:p text:style-name="P10"><text:tab/>Ed.</text:p>
      <text:p text:style-name="P5"><text:tab/><text:span text:style-name="T24">Tom chuckled at the thought. Imagine people heading to Canada. That didn’t last long. With the influx of people, Canada closed their borders right quick and shot people on sight when they even attempted to enter the country. At least they apologized as they shot people.</text:span></text:p>
      <text:p text:style-name="P5"><text:tab/><text:span text:style-name="T26">It wasn’t quite World War III, but it was darn close. People were left for dead. Those who couldn’t survive on their own were denied help. It was a sad time for the world, a very sad time.</text:span></text:p>
      <text:p text:style-name="P5"><text:tab/><text:span text:style-name="T27">Tom dropped the newspaper. No need in keeping the past with him. He continued walking.</text:span></text:p>
      <text:p text:style-name="P5"><text:tab/><text:span text:style-name="T28">Near the end of the block was a run down church. The sign out front said </text:span><text:span text:style-name="T19">Cast aside your demons, come sit with us.</text:span><text:span text:style-name="T28"> Tom walked inside the church. Taking off his hat, he sat at one of the pews near the door.</text:span></text:p>
      <text:p text:style-name="P5"><text:tab/><text:span text:style-name="T29">Tom hadn’t been a God fearing man in his life. He didn’t see the need to be. Life was going to run its course no matter who said what and which side you were on. As long as you were a good person, that’s really all that mattered to Tom. He couldn’t say the same for those around him. Most people didn’t enjoy being told what to do. Time were changing </text:span><text:soft-page-break/><text:span text:style-name="T29">though. Like the crowd in the last city who wanted to be taught religion. Like it was their last final hope in life. Tom figured, if you weren’t doing it before now was too late to start following the Bible. At least that’s how he felt about it.</text:span></text:p>
      <text:p text:style-name="P5"><text:tab/><text:span text:style-name="T30">The church was abandoned. Cracked stained glass allowed light in. He imagined what the preacher’s last sermon was about. Probably something to do with the end of times and fire and brimstone. It was the typical sermon for the occasion, or for any Sunday actually.</text:span></text:p>
      <text:p text:style-name="P5"><text:tab/><text:span text:style-name="T31">Tom had heard it all before, nothing new had been said in the past twenty years. It was always the same sermon over and over again. Tom figured if the people weren’t listening, why teach something new until they got and understood what was being taught down to a T.</text:span></text:p>
      <text:p text:style-name="P5"><text:tab/><text:span text:style-name="T32">Being a drifter, Tom saw the worst in people, he also noticed their best. Either way, if people didn’t listen to those trying to counsel them, they were lost.</text:span></text:p>
      <text:p text:style-name="P5"><text:tab/><text:span text:style-name="T32">Lowering his head, Tom said a silent prayer. He hoped someone was there to listen to him. If they weren’t, then the prayer would be said in vain. Oh well, it didn’t hurt for him to try. Tom wished he could go back in time and change things. Fix the world before it ended up like this. But that wasn’t a possibility. At least he didn’t believe it was.</text:span></text:p>
      <text:p text:style-name="P5"><text:tab/><text:span text:style-name="T33">How could he even attempt to change something that had happened? There was no going back. Society had made its bed and now it had to sleep in it. Talk about an ongoing nightmare. One of the likes you couldn’t read about anymore. Books had been banned, all forms of entertainment had been cut off. The new regime as it were, was the only thing people had been allowed to listen to or read. </text:span><text:soft-page-break/><text:span text:style-name="T33">Ugly propaganda popped its head up at the rudest times in the course of history. All because the government decided to get cheeky with its neighbors.</text:span></text:p>
      <text:p text:style-name="P5"><text:tab/><text:span text:style-name="T34">Tom shook his head. What had society become? It was really the worst of times to be alive. He lost track of the number of friends who had died over the years simply because they didn’t want to belong to the New America which had proudly stomped its flag over the mass amounts of bodies trying to stop it from happening.</text:span></text:p>
      <text:p text:style-name="P5"><text:tab/><text:span text:style-name="T35">When the war started, if you weren’t part of it or didn’t support it you were against it. Tom stood proud with his fellow soldiers in arms. He expected to die during mass conflict. Well that didn’t happen. Every time Tom thought his number was up, there was some angel there to save his life.</text:span></text:p>
      <text:p text:style-name="P5"><text:tab/><text:span text:style-name="T36">Flicking a hymnal with his fingers, Tom wanted to scream. Angels saving him while his brothers in arms died? It wasn’t fair. No one asked for that to happen. It was a mess. A complete shame of a mess and no one had the power to change any of it.</text:span></text:p>
      <text:p text:style-name="P5"><text:tab/><text:span text:style-name="T37">The big wigs sat in their comfy chairs over in Washington. Through their eyes, everything was fine with the world. Sure there were a matter of issues here and problems there, but they didn’t see the big picture. No, they were too busy planning their next event.</text:span></text:p>
      <text:p text:style-name="P5"><text:tab/><text:span text:style-name="T37">When Tom had enough of it all, the war, the deaths, the needless end of life. He decided that was it. That’s when he packed up his gear and left for countries unknown. A place to settle down and find something better to do with his time.</text:span></text:p>
      <text:p text:style-name="P5"><text:tab/><text:span text:style-name="T37">The military would consider him MIA until they figured out he was still alive. At which point they </text:span><text:soft-page-break/><text:span text:style-name="T37">would call him a traitor. One who left his post in time of need. In the middle of battle. A coward. Tom had a death threat hanging over his head. A sentence to be carried out by anyone who recognized him. You could say he was public enemy number one, if that were still a thing. But well, time had settled down a bit with going after those bastards. Tom was in a league by himself.</text:span></text:p>
      <text:p text:style-name="P5"><text:tab/><text:span text:style-name="T37">It amazed me he even stood in front of people trying to get their attention. Was it a death wish? I don’t know. Whatever it was, Tom had the balls to go through with it. If they found him, and he died so be it.</text:span></text:p>
      <text:p text:style-name="P5"><text:tab/><text:span text:style-name="T38">Again, those damn angels managed to keep him alive. No one noticed or saw him. So Tom was here sitting in a church praying his heart out to some unknown God asking why his life had been spared so many times.</text:span></text:p>
      <text:p text:style-name="P5"><text:tab/><text:span text:style-name="T38">Personally I wish I could tell you. But no one knows the mind of God. He only knows what’s going on in people’s life and for what reason.</text:span></text:p>
      <text:p text:style-name="P5"><text:tab/><text:span text:style-name="T39">Tom fell right into that boat.</text:span></text:p>
      <text:p text:style-name="P5"><text:tab/><text:span text:style-name="T40">Night soon came, Tom was still sitting in the church. It was dark out. He decided to wait the night out there. No reason to risk his life out in the world.</text:span></text:p>
      <text:p text:style-name="P5"><text:tab/><text:span text:style-name="T41">Boarding up the door as best he could, Tom tried to find a place to lay down that was somewhat comfortable. He did so yawning. Night was the only time his mind could rest. Night was when </text:span><text:span text:style-name="T20">his</text:span><text:span text:style-name="T42"> inner demons would be quiet.</text:span></text:p>
      <text:p text:style-name="P5"/>
      <text:p text:style-name="P8">4</text:p>
      <text:p text:style-name="P6"/>
      <text:p text:style-name="P6"><text:tab/><text:span text:style-name="T43">Morning came quickly. Tom found himself back out on the road. Closing the door to the church, </text:span><text:soft-page-break/><text:span text:style-name="T43">he noticed claw marks along it. They hadn’t been there the night before. Tom shook his head. Monsters. Demons. Out and ready for blood. They managed not to get him, that was okay for now. But knowing they were on his tail was unsettling.</text:span></text:p>
      <text:p text:style-name="P6"><text:tab/><text:span text:style-name="T44">Tom thought he left the demons behind six cities ago. Showed how much he knew about everything that was taking place. Tom sighed. He decided it best to move on. This town had little to show him. That was okay, he was used to it. He didn’t notice the little girl playing in an open field as he left. She would remember him later though. Oh how she would remember him.</text:span></text:p>
      <text:p text:style-name="P6"><text:tab/><text:span text:style-name="T45">The girl watched Tom go. I did too. We looked at each other. I knew what was running through her mind. It wasn’t difficult to understand. Her eyes said it all.</text:span></text:p>
      <text:p text:style-name="P6"><text:tab/><text:span text:style-name="T46">I knew the girl for years before this. I suppose she wasn’t a girl, more like a young woman. She was dressed in red, the color of blood. Tom would regret not noticing her. She would regret what had to be done. But it was all part of the science of life. No one would expect anything else from her. That’s just how life was for her.</text:span></text:p>
      <text:p text:style-name="P6"><text:tab/><text:span text:style-name="T47">It’s amusing Tom has never seen me. I’ve seen him on several occasions, but to this day he has never even taken notice of me. I’m far from a guardian angel, but I do watch over him. Some would consider it stalking. I figured it was something much different. Stalking is when you are desperate. What I do? I’m looking out for Tom. His best interests are at the center of my heart. Now if only he would listen to me. You could say I’m a conscience of sorts. Oh Tom, if only he would actually care to listen.</text:span></text:p>
      <text:p text:style-name="P6"><text:soft-page-break/><text:tab/><text:span text:style-name="T48">Naturally he doesn’t listen. Which is to be expected when you’re in the line of work I am. That’s okay though. The day he does eventually listen, I imagine all hell will break lose. Or is it that hell would freeze over? One of the two. Either way that day was a long ways off. I knew this from the moment I set eyes on the lad.</text:span></text:p>
      <text:p text:style-name="P6"><text:tab/>“<text:span text:style-name="T49">Do you think he will ever change?” The woman asked me.</text:span></text:p>
      <text:p text:style-name="P6"><text:tab/><text:span text:style-name="T49">I didn’t know her name. I only called her Susan. Suzie for short.</text:span></text:p>
      <text:p text:style-name="P6"><text:tab/><text:span text:style-name="T49">I shrugged a response. “Dunno Suzie. He might if the time is right. If it’s not? Then he’ll end up like the rest of them.”</text:span></text:p>
      <text:p text:style-name="P6"><text:tab/><text:span text:style-name="T49">Suzie picked up a doll. It was wearing a dress similar to her own. We had joked over the years the doll was her voodoo doll from a previous life. She never did tell me where the doll came from or how it came to be in her possession.</text:span></text:p>
      <text:p text:style-name="P6"><text:tab/><text:span text:style-name="T49">Best I didn’t know I guess. Oh well, if she wanted me to know she would tell me. Suzie was silly like that. She kept most things to herself. I can count only on one hand where she actually trusted me with information about her life. It wasn’t much to go on, but it was enough to realize just how private of a person she was.</text:span></text:p>
      <text:p text:style-name="P6"><text:tab/><text:span text:style-name="T50">I laughed at the thought. Here we were watching Tom go through his life, and she hardly even told me anything about herself. Goes to show, not everyone wants you to have a peek into what makes them unique to the rest of the world. That’s fine by me. If she don’t want to tell, she don’t have to.</text:span></text:p>
      <text:p text:style-name="P7"><text:tab/><text:span text:style-name="T50">Whatever the case, Tom was on his way to another place. Somewhere he would hopefully find shelter if anything. Yes, shelter was good for him. He </text:span><text:soft-page-break/><text:span text:style-name="T50">just had to find the right place to sit down and relax. Stop running from the world. Who was to say the end was right? I didn’t have all the answers. Suzie sure as hell didn’t have the answers. Everything would come to a standstill, then we would know.</text:span></text:p>
      <text:p text:style-name="P7"><text:tab/><text:span text:style-name="T51">At that moment, we would have all the answers laid out before us. That was fine if you were into that. I’m not sure if she was. I know I wasn’t. I prefer to have a grasp of everything going on around me instead of guessing. But well, that’s just me.</text:span></text:p>
      <text:p text:style-name="P7"/>
      <text:p text:style-name="P12">5</text:p>
      <text:p text:style-name="P7"/>
      <text:p text:style-name="P7"><text:tab/><text:span text:style-name="T52">The next city held little interest from the citizens. It was full of people at least. Most stared at Tom as he entered. A new comer like him was bound to be all kinds of trouble.</text:span></text:p>
      <text:p text:style-name="P7"><text:tab/><text:span text:style-name="T53">Well, almost all kinds of trouble. Tom wasn’t your typical new comer. He was new, this was true. But he sure wasn’t anyone to be reckoned with.</text:span></text:p>
      <text:p text:style-name="P7"><text:tab/><text:span text:style-name="T53">Tom didn’t mind the people. He didn’t really have a care for what they had or didn’t have to sell. If they were selling anything that is. Tom wanted to simply be on his way through the town and allow it to be whatever it was meant to be. Life was simple. Life was to be enjoyed. Tom knew this, the townsfolk knew this. It wasn’t too odd of a thing to believe in what he did.</text:span></text:p>
      <text:p text:style-name="P7"><text:tab/><text:span text:style-name="T53">Living a life as Tom did, one wasn’t meant to question much. He accepted this fact. If you didn’t question anything, you didn’t gather much knowledge. If, on the other hand, you ended up questioning things in life. Well, that came to be something a bit different. In order to question things, Tom had to realize most of his life was a lie to begin </text:span><text:soft-page-break/><text:span text:style-name="T53">with. It wasn’t an easy thing to recognize. For the most part, Tom lived as he was accustomed to living. If he wanted to go somewhere he went. If he wanted to eat something he ate. There wasn’t much anyone could do to stop him from living life.</text:span></text:p>
      <text:p text:style-name="P7"><text:tab/><text:span text:style-name="T53">Most people didn’t understand this concept. How could a person simply go and be what he wanted to be? What could cause someone to be so caught up in their own life not to be worried about others? Too many questions from too many people on a subject no one really wanted an answer for.</text:span></text:p>
      <text:p text:style-name="P7"><text:tab/><text:span text:style-name="T53">It was as simple as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16:39:00</meta:creation-date>
    <meta:initial-creator>kyle</meta:initial-creator>
    <dc:language>en-US</dc:language>
    <dc:creator>Kyle Eggleston</dc:creator>
    <dc:date>2016-11-14T23:20:34.831609481</dc:date>
    <meta:editing-cycles>90</meta:editing-cycles>
    <meta:editing-duration>PT4H27M4S</meta:editing-duration>
    <meta:generator>LibreOffice/5.1.4.2$Linux_X86_64 LibreOffice_project/10m0$Build-2</meta:generator>
    <meta:document-statistic meta:table-count="0" meta:image-count="0" meta:object-count="0" meta:page-count="15" meta:paragraph-count="92" meta:word-count="4250" meta:character-count="22253" meta:non-whitespace-character-count="18009"/>
    <meta:template xlink:type="simple" xlink:actuate="onRequest" xlink:title="Normal.dotm" xlink:href=""/>
  </office:meta>
</office:document-meta>
</file>